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T2" style:parent-style-name="Основнойшрифтабзаца" style:family="text">
      <style:text-properties style:font-name="Aptos" style:font-name-asian="Aptos" style:font-name-complex="Aptos"/>
    </style:style>
    <style:style style:name="P3" style:parent-style-name="Обычный" style:family="paragraph">
      <style:text-properties style:font-name="Aptos" style:font-name-asian="Aptos" style:font-name-complex="Aptos" fo:font-weight="bold" style:font-weight-asian="bold" style:font-weight-complex="bold"/>
    </style:style>
    <style:style style:name="T4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5" style:parent-style-name="Основнойшрифтабзаца" style:family="text">
      <style:text-properties style:font-name="Aptos" style:font-name-asian="Aptos" style:font-name-complex="Aptos"/>
    </style:style>
    <style:style style:name="T6" style:parent-style-name="Основнойшрифтабзаца" style:family="text">
      <style:text-properties style:font-name="Aptos" style:font-name-asian="Aptos" style:font-name-complex="Aptos"/>
    </style:style>
    <style:style style:name="T7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8" style:parent-style-name="Основнойшрифтабзаца" style:family="text">
      <style:text-properties style:font-name="Aptos" style:font-name-asian="Aptos" style:font-name-complex="Aptos"/>
    </style:style>
    <style:style style:name="T9" style:parent-style-name="Основнойшрифтабзаца" style:family="text">
      <style:text-properties style:font-name="Aptos" style:font-name-asian="Aptos" style:font-name-complex="Aptos"/>
    </style:style>
    <style:style style:name="T10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11" style:parent-style-name="Основнойшрифтабзаца" style:family="text">
      <style:text-properties style:font-name="Aptos" style:font-name-asian="Aptos" style:font-name-complex="Aptos"/>
    </style:style>
    <style:style style:name="T12" style:parent-style-name="Основнойшрифтабзаца" style:family="text">
      <style:text-properties style:font-name="Aptos" style:font-name-asian="Aptos" style:font-name-complex="Aptos"/>
    </style:style>
    <style:style style:name="T13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14" style:parent-style-name="Основнойшрифтабзаца" style:family="text">
      <style:text-properties style:font-name="Aptos" style:font-name-asian="Aptos" style:font-name-complex="Aptos"/>
    </style:style>
    <style:style style:name="T15" style:parent-style-name="Основнойшрифтабзаца" style:family="text">
      <style:text-properties style:font-name="Aptos" style:font-name-asian="Aptos" style:font-name-complex="Aptos"/>
    </style:style>
    <style:style style:name="T16" style:parent-style-name="Основнойшрифтабзаца" style:family="text">
      <style:text-properties style:font-name="Aptos" style:font-name-asian="Aptos" style:font-name-complex="Aptos"/>
    </style:style>
    <style:style style:name="T17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P18" style:parent-style-name="Обычный" style:family="paragraph">
      <style:paragraph-properties fo:text-align="center" fo:line-height="105%"/>
      <style:text-properties style:font-name-asian="Aptos" style:font-name-complex="Aptos" fo:color="#000000" fo:language="en" fo:country="US"/>
    </style:style>
    <style:style style:name="P19" style:parent-style-name="Обычный" style:family="paragraph">
      <style:paragraph-properties fo:text-align="center" fo:line-height="105%"/>
      <style:text-properties style:font-name-asian="Aptos" style:font-name-complex="Aptos" fo:color="#000000" fo:language="en" fo:country="US"/>
    </style:style>
    <style:style style:name="P20" style:parent-style-name="Обычный" style:family="paragraph">
      <style:paragraph-properties fo:text-align="center" fo:line-height="105%"/>
      <style:text-properties style:font-name-asian="Aptos" style:font-name-complex="Aptos" fo:color="#000000" fo:language="en" fo:country="US"/>
    </style:style>
    <style:style style:name="P21" style:parent-style-name="Обычный" style:family="paragraph">
      <style:paragraph-properties fo:text-align="center" fo:line-height="105%"/>
      <style:text-properties style:font-name-asian="Aptos" style:font-name-complex="Aptos" fo:color="#000000" fo:language="en" fo:country="US"/>
    </style:style>
    <style:style style:name="P22" style:parent-style-name="Обычный" style:family="paragraph">
      <style:paragraph-properties fo:text-align="center" fo:line-height="105%"/>
    </style:style>
    <style:style style:name="T23" style:parent-style-name="Основнойшрифтабзаца" style:family="text">
      <style:text-properties style:font-name-asian="Aptos" style:font-name-complex="Aptos" fo:color="#FFFFFF" fo:language="en" fo:country="US"/>
    </style:style>
    <style:style style:name="T24" style:parent-style-name="Основнойшрифтабзаца" style:family="text">
      <style:text-properties style:font-name-asian="Aptos" style:font-name-complex="Aptos" fo:color="#000000" fo:language="en" fo:country="US"/>
    </style:style>
    <style:style style:name="P25" style:parent-style-name="Обычный" style:family="paragraph">
      <style:paragraph-properties fo:text-align="center" fo:line-height="105%"/>
      <style:text-properties style:font-name-asian="Aptos" style:font-name-complex="Aptos" fo:color="#000000" fo:language="en" fo:country="US"/>
    </style:style>
    <style:style style:name="P26" style:parent-style-name="Обычный" style:family="paragraph">
      <style:paragraph-properties fo:text-align="center" fo:line-height="105%"/>
      <style:text-properties style:font-name-asian="Aptos" style:font-name-complex="Aptos" fo:color="#000000" fo:language="en" fo:country="US"/>
    </style:style>
    <style:style style:name="P27" style:parent-style-name="Обычный" style:family="paragraph">
      <style:paragraph-properties fo:text-align="center" fo:line-height="105%"/>
      <style:text-properties style:font-name-asian="Aptos" style:font-name-complex="Aptos" fo:color="#000000" fo:language="en" fo:country="US"/>
    </style:style>
    <style:style style:name="P28" style:parent-style-name="Обычный" style:family="paragraph">
      <style:paragraph-properties fo:line-height="105%"/>
      <style:text-properties style:font-name="Calibri" style:font-name-complex="Calibri" fo:color="#000000" fo:language="en" fo:country="US"/>
    </style:style>
    <style:style style:name="P29" style:parent-style-name="Обычный" style:family="paragraph">
      <style:paragraph-properties fo:line-height="106%"/>
      <style:text-properties style:font-name="Calibri" style:font-name-complex="Calibri" fo:color="#000000" fo:language="en" fo:country="US"/>
    </style:style>
    <style:style style:name="P30" style:parent-style-name="Обычный" style:family="paragraph">
      <style:paragraph-properties fo:text-align="center"/>
      <style:text-properties fo:color="#000000" fo:language="en" fo:country="US"/>
    </style:style>
    <style:style style:name="P31" style:parent-style-name="Обычный" style:family="paragraph">
      <style:paragraph-properties fo:text-align="center"/>
      <style:text-properties fo:color="#000000" fo:language="en" fo:country="US"/>
    </style:style>
    <style:style style:name="P32" style:parent-style-name="Обычный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33" style:parent-style-name="Обычный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34" style:parent-style-name="Обычный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35" style:parent-style-name="Обычный" style:family="paragraph">
      <style:paragraph-properties fo:text-align="end"/>
    </style:style>
    <style:style style:name="T36" style:parent-style-name="Основнойшрифтабзаца" style:family="text">
      <style:text-properties style:font-name="Aptos" style:font-name-asian="Aptos" style:font-name-complex="Aptos"/>
    </style:style>
    <style:style style:name="P37" style:parent-style-name="Обычный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38" style:parent-style-name="Обычный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39" style:parent-style-name="Обычный" style:family="paragraph">
      <style:paragraph-properties fo:margin-bottom="0in" fo:background-color="#1E1F22">
        <style:background-fill draw:fill="solid" draw:fill-color="#1E1F22"/>
      </style:paragraph-properties>
    </style:style>
    <style:style style:name="T40" style:parent-style-name="Основнойшрифтабзаца" style:family="text">
      <style:text-properties style:font-name="Consolas" style:font-name-asian="Consolas" style:font-name-complex="Consolas" fo:color="#7A7E85"/>
    </style:style>
    <style:style style:name="T41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42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4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44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4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46" style:parent-style-name="Основнойшрифтабзаца" style:family="text">
      <style:text-properties style:font-name="Consolas" style:font-name-asian="Consolas" style:font-name-complex="Consolas" fo:color="#6AAB73"/>
    </style:style>
    <style:style style:name="T47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4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49" style:parent-style-name="Основнойшрифтабзаца" style:family="text">
      <style:text-properties style:font-name="Consolas" style:font-name-asian="Consolas" style:font-name-complex="Consolas" fo:color="#2AACB8"/>
    </style:style>
    <style:style style:name="T5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1" style:parent-style-name="Основнойшрифтабзаца" style:family="text">
      <style:text-properties style:font-name="Consolas" style:font-name-asian="Consolas" style:font-name-complex="Consolas" fo:color="#2AACB8"/>
    </style:style>
    <style:style style:name="T52" style:parent-style-name="Основнойшрифтабзаца" style:family="text">
      <style:text-properties style:font-name="Consolas" style:font-name-asian="Consolas" style:font-name-complex="Consolas" fo:color="#CF8E6D"/>
    </style:style>
    <style:style style:name="T53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4" style:parent-style-name="Основнойшрифтабзаца" style:family="text">
      <style:text-properties style:font-name="Consolas" style:font-name-asian="Consolas" style:font-name-complex="Consolas" fo:color="#2AACB8"/>
    </style:style>
    <style:style style:name="T55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6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57" style:parent-style-name="Основнойшрифтабзаца" style:family="text">
      <style:text-properties style:font-name="Consolas" style:font-name-asian="Consolas" style:font-name-complex="Consolas" fo:color="#2AACB8"/>
    </style:style>
    <style:style style:name="T58" style:parent-style-name="Основнойшрифтабзаца" style:family="text">
      <style:text-properties style:font-name="Consolas" style:font-name-asian="Consolas" style:font-name-complex="Consolas" fo:color="#2AACB8"/>
    </style:style>
    <style:style style:name="T59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1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2" style:parent-style-name="Основнойшрифтабзаца" style:family="text">
      <style:text-properties style:font-name="Consolas" style:font-name-asian="Consolas" style:font-name-complex="Consolas" fo:color="#2AACB8"/>
    </style:style>
    <style:style style:name="T63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4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5" style:parent-style-name="Основнойшрифтабзаца" style:family="text">
      <style:text-properties style:font-name="Consolas" style:font-name-asian="Consolas" style:font-name-complex="Consolas" fo:color="#6AAB73"/>
    </style:style>
    <style:style style:name="T66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7" style:parent-style-name="Основнойшрифтабзаца" style:family="text">
      <style:text-properties style:font-name="Consolas" style:font-name-asian="Consolas" style:font-name-complex="Consolas" fo:color="#8888C6"/>
    </style:style>
    <style:style style:name="T68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T69" style:parent-style-name="Основнойшрифтабзаца" style:family="text">
      <style:text-properties style:font-name="Consolas" style:font-name-asian="Consolas" style:font-name-complex="Consolas" fo:color="#6AAB73"/>
    </style:style>
    <style:style style:name="T70" style:parent-style-name="Основнойшрифтабзаца" style:family="text">
      <style:text-properties style:font-name="Consolas" style:font-name-asian="Consolas" style:font-name-complex="Consolas" fo:color="#BCBEC4"/>
    </style:style>
    <style:style style:name="P71" style:parent-style-name="Обычный" style:family="paragraph">
      <style:text-properties style:font-name="Aptos" style:font-name-asian="Aptos" style:font-name-complex="Aptos"/>
    </style:style>
    <style:style style:name="P72" style:parent-style-name="Обычный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73" style:parent-style-name="Обычный" style:family="paragraph">
      <style:text-properties style:font-name="Aptos" style:font-name-asian="Aptos" style:font-name-complex="Aptos"/>
    </style:style>
    <style:style style:name="P74" style:parent-style-name="Обычный" style:family="paragraph">
      <style:text-properties style:font-name="Aptos" style:font-name-asian="Aptos" style:font-name-complex="Aptos"/>
    </style:style>
    <style:style style:name="P75" style:parent-style-name="Обычный" style:family="paragraph">
      <style:text-properties style:font-name="Aptos" style:font-name-asian="Aptos" style:font-name-complex="Aptos"/>
    </style:style>
    <style:style style:name="P76" style:parent-style-name="Обычный" style:family="paragraph">
      <style:text-properties style:font-name="Aptos" style:font-name-asian="Aptos" style:font-name-complex="Aptos"/>
    </style:style>
    <style:style style:name="P77" style:parent-style-name="Обычный" style:family="paragraph">
      <style:text-properties style:font-name="Aptos" style:font-name-asian="Aptos" style:font-name-complex="Aptos"/>
    </style:style>
    <style:style style:name="P78" style:parent-style-name="Обычный" style:family="paragraph">
      <style:text-properties style:font-name="Aptos" style:font-name-asian="Aptos" style:font-name-complex="Aptos"/>
    </style:style>
    <style:style style:name="T79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80" style:parent-style-name="Основнойшрифтабзаца" style:family="text">
      <style:text-properties style:font-name="Aptos" style:font-name-asian="Aptos" style:font-name-complex="Aptos"/>
    </style:style>
    <style:style style:name="T81" style:parent-style-name="Основнойшрифтабзаца" style:family="text">
      <style:text-properties style:font-name="Aptos" style:font-name-asian="Aptos" style:font-name-complex="Aptos"/>
    </style:style>
    <style:style style:name="T82" style:parent-style-name="Основнойшрифтабзаца" style:family="text">
      <style:text-properties style:font-name="Aptos" style:font-name-asian="Aptos" style:font-name-complex="Aptos"/>
    </style:style>
    <style:style style:name="T83" style:parent-style-name="Основнойшрифтабзаца" style:family="text">
      <style:text-properties style:font-name="Aptos" style:font-name-asian="Aptos" style:font-name-complex="Aptos"/>
    </style:style>
    <style:style style:name="T84" style:parent-style-name="Основнойшрифтабзаца" style:family="text">
      <style:text-properties style:font-name="Aptos" style:font-name-asian="Aptos" style:font-name-complex="Aptos"/>
    </style:style>
    <style:style style:name="T85" style:parent-style-name="Основнойшрифтабзаца" style:family="text">
      <style:text-properties style:font-name="Aptos" style:font-name-asian="Aptos" style:font-name-complex="Aptos" fo:color="#4C94D8"/>
    </style:style>
    <style:style style:name="T86" style:parent-style-name="Основнойшрифтабзаца" style:family="text">
      <style:text-properties style:font-name="Aptos" style:font-name-asian="Aptos" style:font-name-complex="Aptos" fo:color="#4C94D8"/>
    </style:style>
    <style:style style:name="T87" style:parent-style-name="Основнойшрифтабзаца" style:family="text">
      <style:text-properties style:font-name="Aptos" style:font-name-asian="Aptos" style:font-name-complex="Aptos"/>
    </style:style>
    <style:style style:name="T88" style:parent-style-name="Основнойшрифтабзаца" style:family="text">
      <style:text-properties style:font-name="Aptos" style:font-name-asian="Aptos" style:font-name-complex="Aptos"/>
    </style:style>
    <style:style style:name="T89" style:parent-style-name="Основнойшрифтабзаца" style:family="text">
      <style:text-properties style:font-name="Aptos" style:font-name-asian="Aptos" style:font-name-complex="Aptos"/>
    </style:style>
    <style:style style:name="P90" style:parent-style-name="Обычный" style:family="paragraph">
      <style:text-properties style:font-name="Aptos" style:font-name-asian="Aptos" style:font-name-complex="Aptos" fo:font-weight="bold" style:font-weight-asian="bold" style:font-weight-complex="bold"/>
    </style:style>
    <style:style style:name="P91" style:parent-style-name="Обычный" style:family="paragraph">
      <style:text-properties style:font-name="Aptos" style:font-name-asian="Aptos" style:font-name-complex="Aptos" fo:font-weight="bold" style:font-weight-asian="bold" style:font-weight-complex="bold"/>
    </style:style>
    <style:style style:family="graphic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/>
    </style:style>
    <style:style style:family="graphic" style:name="a39">
      <style:graphic-properties fo:wrap-option="wrap" fo:padding-top="0.05in" fo:padding-bottom="0.05in" fo:padding-left="0.1in" fo:padding-right="0.1in" draw:textarea-vertical-align="top" draw:textarea-horizontal-align="left" draw:fill="solid" draw:fill-color="#e8e8e8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0">
      <style:graphic-properties draw:fill="none" draw:stroke="solid" svg:stroke-width="0.00694in" svg:stroke-color="#000000" draw:marker-end="a19" svg:stroke-opacity="100%" draw:stroke-linejoin="miter" svg:stroke-linecap="butt"/>
    </style:style>
    <style:style style:family="graphic" style:name="a21">
      <style:graphic-properties fo:wrap-option="wrap" fo:padding-top="0.05in" fo:padding-bottom="0.05in" fo:padding-left="0.1in" fo:padding-right="0.1in" draw:textarea-vertical-align="top" draw:textarea-horizontal-align="left" draw:fill="solid" draw:fill-color="#e8e8e8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5">
      <style:graphic-properties draw:fill="none" draw:stroke="solid" svg:stroke-width="0.00694in" svg:stroke-color="#000000" draw:marker-end="a24" svg:stroke-opacity="100%" draw:stroke-linejoin="miter" svg:stroke-linecap="butt"/>
    </style:style>
    <style:style style:family="graphic" style:name="a2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8">
      <style:graphic-properties draw:fill="none" draw:stroke="solid" svg:stroke-width="0.00694in" svg:stroke-color="#000000" draw:marker-end="a27" svg:stroke-opacity="100%" draw:stroke-linejoin="miter" svg:stroke-linecap="butt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draw:fill="none" draw:stroke="solid" svg:stroke-width="0.00694in" svg:stroke-color="#000000" draw:marker-end="a10" svg:stroke-opacity="100%" draw:stroke-linejoin="miter" svg:stroke-linecap="butt"/>
    </style:style>
    <style:style style:family="graphic" style:name="a12">
      <style:graphic-properties fo:wrap-option="wrap" fo:padding-top="0.05in" fo:padding-bottom="0.05in" fo:padding-left="0.1in" fo:padding-right="0.1in" draw:textarea-vertical-align="top" draw:textarea-horizontal-align="left" draw:fill="solid" draw:fill-color="#e8e8e8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">
      <style:graphic-properties draw:fill="none" draw:stroke="solid" svg:stroke-width="0.00694in" svg:stroke-color="#000000" draw:marker-end="a13" svg:stroke-opacity="100%" draw:stroke-linejoin="miter" svg:stroke-linecap="butt"/>
    </style:style>
    <style:style style:family="graphic" style:name="a15">
      <style:graphic-properties fo:wrap-option="wrap" fo:padding-top="0.05in" fo:padding-bottom="0.05in" fo:padding-left="0.1in" fo:padding-right="0.1in" draw:textarea-vertical-align="top" draw:textarea-horizontal-align="left" draw:fill="solid" draw:fill-color="#e8e8e8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">
      <style:graphic-properties draw:fill="none" draw:stroke="solid" svg:stroke-width="0.00694in" svg:stroke-color="#000000" draw:marker-end="a16" svg:stroke-opacity="100%" draw:stroke-linejoin="miter" svg:stroke-linecap="butt"/>
    </style:style>
    <style:style style:family="graphic" style:name="a18">
      <style:graphic-properties fo:wrap-option="wrap" fo:padding-top="0.05in" fo:padding-bottom="0.05in" fo:padding-left="0.1in" fo:padding-right="0.1in" draw:textarea-vertical-align="top" draw:textarea-horizontal-align="left" draw:fill="solid" draw:fill-color="#e8e8e8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draw:fill="solid" draw:fill-color="#e8e8e8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none" draw:stroke="solid" svg:stroke-width="0.00694in" svg:stroke-color="#000000" draw:marker-end="a1" svg:stroke-opacity="100%" draw:stroke-linejoin="miter" svg:stroke-linecap="butt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solid" draw:fill-color="#e8e8e8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1">
      <style:graphic-properties draw:fill="none" draw:stroke="solid" svg:stroke-width="0.00694in" svg:stroke-color="#000000" draw:marker-end="a40" svg:stroke-opacity="100%" draw:stroke-linejoin="miter" svg:stroke-linecap="butt"/>
    </style:style>
    <style:style style:family="graphic" style:name="a42">
      <style:graphic-properties fo:wrap-option="wrap" fo:padding-top="0.05in" fo:padding-bottom="0.05in" fo:padding-left="0.1in" fo:padding-right="0.1in" draw:textarea-vertical-align="top" draw:textarea-horizontal-align="left" draw:fill="solid" draw:fill-color="#e8e8e8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">
      <style:graphic-properties draw:fill="none" draw:stroke="solid" svg:stroke-width="0.00694in" svg:stroke-color="#000000" draw:marker-end="a4" svg:stroke-opacity="100%" draw:stroke-linejoin="miter" svg:stroke-linecap="butt"/>
    </style:style>
    <style:style style:family="graphic" style:name="a43">
      <style:graphic-properties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solid" draw:fill-color="#e8e8e8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draw:fill="none" draw:stroke="solid" svg:stroke-width="0.00694in" svg:stroke-color="#000000" draw:marker-end="a7" svg:stroke-opacity="100%" draw:stroke-linejoin="miter" svg:stroke-linecap="butt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solid" draw:fill-color="#e8e8e8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32">
      <style:graphic-properties draw:fill="none" draw:stroke="solid" svg:stroke-width="0.00694in" svg:stroke-color="#000000" draw:marker-end="a31" svg:stroke-opacity="100%" draw:stroke-linejoin="miter" svg:stroke-linecap="butt"/>
    </style:style>
    <style:style style:family="graphic" style:name="a3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3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36">
      <style:graphic-properties draw:fill="none" draw:stroke="solid" svg:stroke-width="0.00694in" svg:stroke-color="#000000" draw:marker-end="a35" svg:stroke-opacity="100%" draw:stroke-linejoin="miter" svg:stroke-linecap="butt"/>
    </style:style>
  </office:automatic-styles>
  <office:body>
    <office:text text:use-soft-page-breaks="true">
      <text:p text:style-name="P1"><text:span text:style-name="T2">Студент группы ИС-27 Кулиничева Ю.С.</text:span></text:p>
      <text:p text:style-name="P3">Практическое занятие №<text:s/>2</text:p>
      <text:p text:style-name="Обычный"><text:span text:style-name="T4">Тема:</text:span><text:span text:style-name="T5"><text:s/></text:span><text:span text:style-name="T6">Знакомство и работа с IDE PyCharm Community. Построение программ линейной структуры в IDE PyCharm Community.</text:span></text:p>
      <text:p text:style-name="Обычный"><text:span text:style-name="T7">Цель:</text:span><text:span text:style-name="T8"><text:s/></text:span><text:span text:style-name="T9">выработка первичных навыков работы с IDE PyCharm Community, составление программ линейной структуры.</text:span></text:p>
      <text:p text:style-name="Обычный"><text:span text:style-name="T10">Постановка задачи.</text:span><text:span text:style-name="T11"><text:s/></text:span></text:p>
      <text:p text:style-name="Обычный"><text:span text:style-name="T12">Дано трехзначное число. Найти сумму и произведение его цифр.</text:span></text:p>
      <text:p text:style-name="Обычный"><text:span text:style-name="T13">Тип алгоритма:</text:span><text:span text:style-name="T14"><text:s/></text:span><text:span text:style-name="T15">линейный</text:span><text:span text:style-name="T16">.</text:span></text:p>
      <text:p text:style-name="Обычный"><text:span text:style-name="T17">Блок-схема алгоритма:</text:span><draw:g draw:name="Группа 1" draw:id="id27" draw:style-name="a38" text:anchor-type="as-char"><svg:title/><svg:desc/><draw:custom-shape svg:x="0in" svg:y="0in" svg:width="4.61111in" svg:height="0.39572in" draw:id="id0" draw:style-name="a0" draw:name="Прямоугольник: скругленные углы 384256558"><svg:title/><svg:desc/><text:p text:style-name="P18">n = int(input('Введите<text:s/>трехзначное<text:s/>число: ')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connector draw:type="line" svg:x1="2.11831in" svg:y1="0.58736in" svg:x2="2.49719in" svg:y2="0.58297in" draw:id="id1" draw:style-name="a2" draw:transform="translate(-2.30775in -0.58517in) rotate(-1.5708) translate(2.30775in 0.58517in)" draw:name="Прямая со стрелкой 44987733"><svg:title/><svg:desc/></draw:connector><draw:custom-shape svg:x="1.7511in" svg:y="0.77461in" svg:width="1.10891in" svg:height="0.37888in" draw:id="id2" draw:style-name="a3" draw:name="Прямоугольник: скругленные углы 1421843144"><svg:title/><svg:desc/><text:p text:style-name="P19">suma = 0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connector draw:type="line" svg:x1="2.21101in" svg:y1="1.26646in" svg:x2="2.42992in" svg:y2="1.25944in" draw:id="id3" draw:style-name="a5" draw:transform="translate(-2.32047in -1.26295in) rotate(-1.5708) translate(2.32047in 1.26295in)" draw:name="Прямая со стрелкой 1211097834"><svg:title/><svg:desc/></draw:connector><draw:custom-shape svg:x="1.7625in" svg:y="1.3724in" svg:width="1.09488in" svg:height="0.37046in" draw:id="id4" draw:style-name="a6" draw:name="Прямоугольник: скругленные углы 992587274"><svg:title/><svg:desc/><text:p text:style-name="P20">mult = 1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connector draw:type="line" svg:x1="2.21171in" svg:y1="1.8525in" svg:x2="2.42221in" svg:y2="1.84373in" draw:id="id5" draw:style-name="a8" draw:transform="translate(-2.31696in -1.84811in) rotate(-1.5708) translate(2.31696in 1.84811in)" draw:name="Прямая со стрелкой 1258422605"><svg:title/><svg:desc/></draw:connector><draw:custom-shape svg:x="1.92393in" svg:y="1.95336in" svg:width="0.78606in" svg:height="0.37888in" draw:id="id6" draw:style-name="a9" draw:name="Шестиугольник 1067631771"><svg:title/><svg:desc/><text:p text:style-name="P21">n &gt; 0</text:p><draw:enhanced-geometry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5000 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min(?f9, ?f6)"/><draw:equation draw:name="f11" draw:formula="5419351 / 1725033"/><draw:equation draw:name="f12" draw:formula="50000 * ?f9 / ?f10"/><draw:equation draw:name="f13" draw:formula="$0"/><draw:equation draw:name="f14" draw:formula="?f7 * ?f37 / 100000"/><draw:equation draw:name="f15" draw:formula="?f10 * ?f13 / 100000"/><draw:equation draw:name="f16" draw:formula="?f3 - ?f15"/><draw:equation draw:name="f17" draw:formula="3600000 + ?f1"/><draw:equation draw:name="f18" draw:formula="?f17 * ?f11 / ?f0"/><draw:equation draw:name="f19" draw:formula="0 - ?f18"/><draw:equation draw:name="f20" draw:formula="cos(?f19)"/><draw:equation draw:name="f21" draw:formula="0 - ?f20"/><draw:equation draw:name="f22" draw:formula="?f21 * ?f14"/><draw:equation draw:name="f23" draw:formula="?f8 - ?f22"/><draw:equation draw:name="f24" draw:formula="?f8 + ?f22"/><draw:equation draw:name="f25" draw:formula="?f12 * -1 / 2"/><draw:equation draw:name="f26" draw:formula="?f13 + ?f25"/><draw:equation draw:name="f27" draw:formula="if(?f26, 4, 2)"/><draw:equation draw:name="f28" draw:formula="if(?f26, 3, 2)"/><draw:equation draw:name="f29" draw:formula="if(?f26, ?f25, 0)"/><draw:equation draw:name="f30" draw:formula="(?f13 + ?f29) / ?f25"/><draw:equation draw:name="f31" draw:formula="?f30 * ?f28 / -1"/><draw:equation draw:name="f32" draw:formula="?f27 + ?f31"/><draw:equation draw:name="f33" draw:formula="?f9 * ?f32 / 24"/><draw:equation draw:name="f34" draw:formula="?f6 * ?f32 / 24"/><draw:equation draw:name="f35" draw:formula="?f3 - ?f33"/><draw:equation draw:name="f36" draw:formula="?f5 - ?f34"/><draw:equation draw:name="f37" draw:formula="115470"/></draw:enhanced-geometry></draw:custom-shape><draw:connector draw:type="line" svg:x1="2.19909in" svg:y1="2.45012in" svg:x2="2.43484in" svg:y2="2.45012in" draw:id="id7" draw:style-name="a11" draw:transform="translate(-2.31696in -2.45012in) rotate(-1.5708) translate(2.31696in 2.45012in)" draw:name="Прямая со стрелкой 590142851"><svg:title/><svg:desc/></draw:connector><draw:custom-shape svg:x="1.7897in" svg:y="2.56799in" svg:width="1.04575in" svg:height="0.35362in" draw:id="id8" draw:style-name="a12" draw:name="Прямоугольник: скругленные углы 780521326"><svg:title/><svg:desc/><text:p text:style-name="P22"><text:span text:style-name="T23"><text:s/></text:span><text:span text:style-name="T24">digit = n % 10</text:span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connector draw:type="line" svg:x1="2.22154in" svg:y1="3.03546in" svg:x2="2.44045in" svg:y2="3.02669in" draw:id="id9" draw:style-name="a14" draw:transform="translate(-2.331in -3.03108in) rotate(-1.5708) translate(2.331in 3.03108in)" draw:name="Прямая со стрелкой 866051549"><svg:title/><svg:desc/></draw:connector><draw:custom-shape svg:x="1.60898in" svg:y="3.14053in" svg:width="1.45281in" svg:height="0.31153in" draw:id="id10" draw:style-name="a15" draw:name="Прямоугольник: скругленные углы 1725913977"><svg:title/><svg:desc/><text:p text:style-name="P25">suma = suma + digit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connector draw:type="line" svg:x1="2.22453in" svg:y1="3.5659in" svg:x2="2.46028in" svg:y2="3.55713in" draw:id="id11" draw:style-name="a17" draw:transform="translate(-2.3424in -3.56151in) rotate(-1.5708) translate(2.3424in 3.56151in)" draw:name="Прямая со стрелкой 20402210"><svg:title/><svg:desc/></draw:connector><draw:custom-shape svg:x="1.60898in" svg:y="3.67939in" svg:width="1.45281in" svg:height="0.27785in" draw:id="id12" draw:style-name="a18" draw:name="Прямоугольник: скругленные углы 748476151"><svg:title/><svg:desc/><text:p text:style-name="P26">mult = mult * digit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connector draw:type="line" svg:x1="2.2397in" svg:y1="4.04012in" svg:x2="2.42493in" svg:y2="4.04275in" draw:id="id13" draw:style-name="a20" draw:transform="translate(-2.33231in -4.04143in) rotate(-1.5708) translate(2.33231in 4.04143in)" draw:name="Прямая со стрелкой 939978991"><svg:title/><svg:desc/></draw:connector><draw:custom-shape svg:x="1.93182in" svg:y="4.13405in" svg:width="0.80712in" svg:height="0.31153in" draw:id="id14" draw:style-name="a21" draw:name="Прямоугольник: скругленные углы 1977792259"><svg:title/><svg:desc/><text:p text:style-name="P27">n = n // 10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connector draw:type="line" svg:x1="2.23556in" svg:y1="4.55469in" svg:x2="2.45451in" svg:y2="4.54768in" draw:id="id15" draw:style-name="a22" draw:transform="translate(-2.34503in -4.55119in) rotate(-1.5708) translate(2.34503in 4.55119in)" draw:name="Прямая со стрелкой 1261941887"><svg:title/><svg:desc/></draw:connector><draw:connector draw:type="line" svg:x1="2.34854in" svg:y1="4.66908in" svg:x2="3.25392in" svg:y2="4.65224in" draw:id="id16" draw:style-name="a23" draw:name="Прямая со стрелкой 944238193"><svg:title/><svg:desc/></draw:connector><draw:connector draw:type="line" svg:x1="4.00619in" svg:y1="3.87891in" svg:x2="2.47358in" svg:y2="3.89295in" draw:id="id17" draw:style-name="a25" draw:transform="translate(-3.23988in -3.88593in) rotate(-1.5708) translate(3.23988in 3.88593in)" draw:name="Прямая со стрелкой 251223355"><svg:title/><svg:desc/></draw:connector><draw:connector draw:type="line" svg:x1="3.72619in" svg:y1="2.63612in" svg:x2="2.73252in" svg:y2="2.64314in" draw:id="id18" draw:style-name="a26" draw:transform="translate(-3.22936in -2.63963in) rotate(-1.5708) translate(3.22936in 2.63963in)" draw:name="Прямая со стрелкой 143812017"><svg:title/><svg:desc/></draw:connector><draw:connector draw:type="line" svg:x1="3.22585in" svg:y1="2.14279in" svg:x2="2.7135in" svg:y2="2.13437in" draw:id="id19" draw:style-name="a28" draw:name="Прямая со стрелкой 1742159520"><svg:title/><svg:desc/></draw:connector><draw:custom-shape svg:x="2.49593in" svg:y="2.33224in" svg:width="0.42111in" svg:height="0.17265in" draw:id="id20" draw:style-name="a29" draw:name="Прямоугольник 1311917604"><svg:title/><svg:desc/><text:p text:style-name="P28">yes</text:p><draw:enhanced-geometry draw:type="non-primitive" svg:viewBox="0 0 21600 21600" draw:enhanced-path="M 0 0 L 21600 0 21600 21600 0 21600 Z N"/></draw:custom-shape><draw:connector draw:type="line" svg:x1="1.92744in" svg:y1="2.12595in" svg:x2="1.40807in" svg:y2="2.13437in" draw:id="id21" draw:style-name="a30" draw:name="Прямая со стрелкой 1928481350"><svg:title/><svg:desc/></draw:connector><draw:connector draw:type="line" svg:x1="0.87685in" svg:y1="2.65717in" svg:x2="1.94631in" svg:y2="2.66419in" draw:id="id22" draw:style-name="a32" draw:transform="translate(-1.41158in -2.66068in) rotate(-1.5708) translate(1.41158in 2.66068in)" draw:name="Прямая со стрелкой 1266281411"><svg:title/><svg:desc/></draw:connector><draw:connector draw:type="line" svg:x1="0.70352in" svg:y1="3.90558in" svg:x2="2.12666in" svg:y2="3.89154in" draw:id="id23" draw:style-name="a33" draw:transform="translate(-1.41509in -3.89856in) rotate(-1.5708) translate(1.41509in 3.89856in)" draw:name="Прямая со стрелкой 2025002612"><svg:title/><svg:desc/></draw:connector><draw:connector draw:type="line" svg:x1="1.42913in" svg:y1="4.60171in" svg:x2="2.15203in" svg:y2="4.61855in" draw:id="id24" draw:style-name="a34" draw:name="Прямая со стрелкой 545435291"><svg:title/><svg:desc/></draw:connector><draw:connector draw:type="line" svg:x1="2.03571in" svg:y1="4.7282in" svg:x2="2.26308in" svg:y2="4.71943in" draw:id="id25" draw:style-name="a36" draw:transform="translate(-2.14939in -4.72382in) rotate(-1.5708) translate(2.14939in 4.72382in)" draw:name="Прямая со стрелкой 754281246"><svg:title/><svg:desc/></draw:connector><draw:custom-shape svg:x="1.6932in" svg:y="1.82924in" svg:width="0.47725in" svg:height="0.31355in" draw:id="id26" draw:style-name="a37" draw:name="Прямоугольник 1591280198"><svg:title/><svg:desc/><text:p text:style-name="P29">no</text:p><draw:enhanced-geometry draw:type="non-primitive" svg:viewBox="0 0 21600 21600" draw:enhanced-path="M 0 0 L 21600 0 21600 21600 0 21600 Z N"/></draw:custom-shape></draw:g></text:p>
      <text:p text:style-name="Обычный"><text:s text:c="35"/><draw:g draw:name="Группа 1" draw:id="id31" draw:style-name="a43" text:anchor-type="as-char"><svg:title/><svg:desc/><draw:custom-shape svg:x="0.06084in" svg:y="0in" svg:width="2.17277in" svg:height="0.23629in" draw:id="id28" draw:style-name="a39" draw:name="Прямоугольник: скругленные углы 734321421"><svg:title/><svg:desc/><text:p text:style-name="P30">print("Сумма:", suma)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connector draw:type="line" svg:x1="1.07298in" svg:y1="0.31591in" svg:x2="1.23234in" svg:y2="0.30505in" draw:id="id29" draw:style-name="a41" draw:transform="translate(-1.15266in -0.31048in) rotate(-1.5708) translate(1.15266in 0.31048in)" draw:name="Прямая со стрелкой 784041386"><svg:title/><svg:desc/></draw:connector><draw:custom-shape svg:x="0in" svg:y="0.39016in" svg:width="2.29444in" svg:height="0.24179in" draw:id="id30" draw:style-name="a42" draw:name="Прямоугольник: скругленные углы 2053227877"><svg:title/><svg:desc/><text:p text:style-name="P31">print("Произведение:", mult)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/draw:g></text:p>
      <text:p text:style-name="P32"/>
      <text:p text:style-name="P33"/>
      <text:p text:style-name="P34"/>
      <text:p text:style-name="P35"><text:span text:style-name="T36">Студент группы ИС-27 Кулиничева Ю.С.</text:span></text:p>
      <text:p text:style-name="P37"/>
      <text:p text:style-name="P38">Текст программы:<text:s/></text:p>
      <text:p text:style-name="P39"><text:span text:style-name="T40">#Дано трехзначное число. Найти сумму и произведение его цифр.</text:span><text:line-break/><text:line-break/><text:span text:style-name="T41">n =<text:s/></text:span><text:span text:style-name="T42">int</text:span><text:span text:style-name="T43">(</text:span><text:span text:style-name="T44">input</text:span><text:span text:style-name="T45">(</text:span><text:span text:style-name="T46">'Введите трехзначное число: '</text:span><text:span text:style-name="T47">))</text:span><text:line-break/><text:line-break/><text:span text:style-name="T48">suma =<text:s/></text:span><text:span text:style-name="T49">0</text:span><text:line-break/><text:span text:style-name="T50">mult =<text:s/></text:span><text:span text:style-name="T51">1</text:span><text:line-break/><text:line-break/><text:span text:style-name="T52">while<text:s/></text:span><text:span text:style-name="T53">n &gt;<text:s/></text:span><text:span text:style-name="T54">0</text:span><text:span text:style-name="T55">:</text:span><text:line-break/><text:span text:style-name="T56"><text:s text:c="4"/>digit = n %<text:s/></text:span><text:span text:style-name="T57">10</text:span><text:line-break/><text:span text:style-name="T58"><text:s text:c="4"/></text:span><text:span text:style-name="T59">suma = suma + digit</text:span><text:line-break/><text:span text:style-name="T60"><text:s text:c="4"/>mult = mult * digit</text:span><text:line-break/><text:span text:style-name="T61"><text:s text:c="4"/>n = n //<text:s/></text:span><text:span text:style-name="T62">10</text:span><text:line-break/><text:line-break/><text:span text:style-name="T63">print</text:span><text:span text:style-name="T64">(</text:span><text:span text:style-name="T65">"Сумма:"</text:span><text:span text:style-name="T66">, suma)</text:span><text:line-break/><text:span text:style-name="T67">print</text:span><text:span text:style-name="T68">(</text:span><text:span text:style-name="T69">"Произведение:"</text:span><text:span text:style-name="T70">, mult)</text:span><text:line-break/></text:p>
      <text:p text:style-name="P71"/>
      <text:p text:style-name="P72">Протокол работы программы:</text:p>
      <text:p text:style-name="P73">Ровно два числа положительные: True</text:p>
      <text:p text:style-name="P74">Введите первое число: 2</text:p>
      <text:p text:style-name="P75">Введите второе число: 3</text:p>
      <text:p text:style-name="P76">Введите третье число: 4</text:p>
      <text:p text:style-name="P77">Порядковый номер числа, отличного от остальных: 1</text:p>
      <text:p text:style-name="P78">Process finished with exit code 0</text:p>
      <text:p text:style-name="Обычный"><text:span text:style-name="T79">Вывод:<text:s/></text:span><text:span text:style-name="T80">в<text:s/></text:span><text:span text:style-name="T81">пр</text:span><text:span text:style-name="T82">оцессе выполнения практического задания</text:span><text:span text:style-name="T83"><text:s/>выработала навыки<text:s/></text:span><text:span text:style-name="T84">построение программ линейной структуры в IDE PyCharm Community. Были использованы языковые конструкции<text:s/></text:span><text:span text:style-name="T85">while</text:span><text:span text:style-name="T86"><text:s/></text:span><text:span text:style-name="T87"><text:s/></text:span></text:p>
      <text:p text:style-name="Обычный"><text:span text:style-name="T88">Выполнены разработка кода, отладка, тестирование, оптимизация программного кода.<text:s/></text:span></text:p>
      <text:p text:style-name="Обычный"><text:span text:style-name="T89">Готовые программные коды выложены на GitHub.</text:span></text:p>
      <text:p text:style-name="P90"/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marker draw:name="a27" svg:viewBox="0 0 20 30" svg:d="m10 0-10 30h20z"/>
    <draw:marker draw:name="a7" svg:viewBox="0 0 20 30" svg:d="m10 0-10 30h20z"/>
    <draw:marker draw:name="a16" svg:viewBox="0 0 20 30" svg:d="m10 0-10 30h20z"/>
    <draw:marker draw:name="a1" svg:viewBox="0 0 20 30" svg:d="m10 0-10 30h20z"/>
    <draw:marker draw:name="a10" svg:viewBox="0 0 20 30" svg:d="m10 0-10 30h20z"/>
    <draw:marker draw:name="a35" svg:viewBox="0 0 20 30" svg:d="m10 0-10 30h20z"/>
    <draw:marker draw:name="a40" svg:viewBox="0 0 20 30" svg:d="m10 0-10 30h20z"/>
    <draw:marker draw:name="a19" svg:viewBox="0 0 20 30" svg:d="m10 0-10 30h20z"/>
    <draw:marker draw:name="a24" svg:viewBox="0 0 20 30" svg:d="m10 0-10 30h20z"/>
    <draw:marker draw:name="a4" svg:viewBox="0 0 20 30" svg:d="m10 0-10 30h20z"/>
    <draw:marker draw:name="a13" svg:viewBox="0 0 20 30" svg:d="m10 0-10 30h20z"/>
    <draw:marker draw:name="a31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ikyou.u0@gmail.com</meta:initial-creator>
    <dc:creator>kikyou.u0@gmail.com</dc:creator>
    <meta:creation-date>2024-10-31T22:36:00Z</meta:creation-date>
    <dc:date>2024-10-31T22:36:00Z</dc:date>
    <meta:template xlink:href="Normal.dotm" xlink:type="simple"/>
    <meta:editing-cycles>1</meta:editing-cycles>
    <meta:editing-duration>PT0S</meta:editing-duration>
    <meta:document-statistic meta:page-count="1" meta:paragraph-count="2" meta:word-count="196" meta:character-count="1314" meta:row-count="9" meta:non-whitespace-character-count="1120"/>
  </office:meta>
</office:document-meta>
</file>